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07c" officeooo:paragraph-rsid="000d907c"/>
    </style:style>
    <style:style style:name="T1" style:family="text">
      <style:text-properties officeooo:rsid="000d90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30...</text:span>from collections import OrderedDict </text:p>
      <text:p text:style-name="Standard">def encode(message):</text:p>
      <text:p text:style-name="Standard"/>
      <text:p text:style-name="Standard"><text:s text:c="4"/>#Remove pass and write your logic here</text:p>
      <text:p text:style-name="Standard"><text:s text:c="4"/>dict=OrderedDict.fromkeys(message, 0) </text:p>
      <text:p text:style-name="Standard"><text:s text:c="4"/>for ch in message : </text:p>
      <text:p text:style-name="Standard"><text:s text:c="8"/>dict[ch] += 1</text:p>
      <text:p text:style-name="Standard"><text:s text:c="4"/>output = '' </text:p>
      <text:p text:style-name="Standard"><text:s text:c="4"/>for key,value in dict.items(): </text:p>
      <text:p text:style-name="Standard"><text:s text:c="9"/>output = key +output+ str(value) </text:p>
      <text:p text:style-name="Standard"><text:s text:c="4"/>return output </text:p>
      <text:p text:style-name="Standard"/>
      <text:p text:style-name="Standard">#Provide different values for message and test your program</text:p>
      <text:p text:style-name="Standard">encoded_message=encode("ABBBBCCCCCCCCAB")</text:p>
      <text:p text:style-name="Standard">print(encoded_message)</text:p>
      <text:p text:style-name="Standard"/>
      <text:p text:style-name="Standard"/>
      <text:p text:style-name="Standard"/>
      <text:p text:style-name="Standard"/>
      <text:p text:style-name="Standard"><text:span text:style-name="T1">31....</text:span>def check_palindrome(word):</text:p>
      <text:p text:style-name="Standard"><text:s text:c="4"/>#Remove pass and write your logic here</text:p>
      <text:p text:style-name="Standard"><text:s text:c="4"/>rev = ''.join(reversed(word)) </text:p>
      <text:p text:style-name="Standard"><text:s text:c="4"/>if (word == rev): </text:p>
      <text:p text:style-name="Standard"><text:s text:c="8"/>return True</text:p>
      <text:p text:style-name="Standard"><text:s text:c="4"/>return False</text:p>
      <text:p text:style-name="Standard"/>
      <text:p text:style-name="Standard">status=check_palindrome("malayalam")</text:p>
      <text:p text:style-name="Standard">if(status):</text:p>
      <text:p text:style-name="Standard"><text:s text:c="4"/>print("word is palindrome")</text:p>
      <text:p text:style-name="Standard">else:</text:p>
      <text:p text:style-name="Standard"><text:s text:c="4"/>print("word is not palindrome")</text:p>
      <text:p text:style-name="Standard"/>
      <text:p text:style-name="Standard"/>
      <text:p text:style-name="P1">33....from collections import Counter </text:p>
      <text:p text:style-name="P1">def find_common_characters(msg1,msg2):</text:p>
      <text:p text:style-name="P1"><text:s text:c="5"/>#Remove pass and write your logic here</text:p>
      <text:p text:style-name="P1"><text:s text:c="5"/>c=''.join(set(msg1).intersection(msg2))</text:p>
      <text:p text:style-name="P1"><text:s text:c="5"/>return c</text:p>
      <text:p text:style-name="P1">#Provide different values for msg1,msg2 and test your program</text:p>
      <text:p text:style-name="P1">msg1="I like Python"</text:p>
      <text:p text:style-name="P1">msg2="Java is a very popular language"</text:p>
      <text:p text:style-name="P1">common_characters=find_common_characters(msg1,msg2)</text:p>
      <text:p text:style-name="P1">print(common_characters)</text:p>
      <text:p text:style-name="P1"/>
      <text:p text:style-name="P1"/>
      <text:p text:style-name="P1">34..def find_pairs_of_numbers(num_list,n):</text:p>
      <text:p text:style-name="P1"><text:s text:c="4"/>#Remove pass and write your logic here</text:p>
      <text:p text:style-name="P1"><text:s text:c="4"/>count=0</text:p>
      <text:p text:style-name="P1"><text:s text:c="4"/></text:p>
      <text:p text:style-name="P1"><text:s text:c="4"/>for i in range(0,len(num_list)): </text:p>
      <text:p text:style-name="P1"><text:s text:c="8"/>for j in range(i + 1,len(num_list)): </text:p>
      <text:p text:style-name="P1"><text:s text:c="12"/>if num_list[i] + num_list[j] == sum: </text:p>
      <text:p text:style-name="P1"><text:soft-page-break/><text:s text:c="16"/>count += 1</text:p>
      <text:p text:style-name="P1"><text:s text:c="16"/></text:p>
      <text:p text:style-name="P1"><text:s text:c="4"/>return count; </text:p>
      <text:p text:style-name="P1">num_list=[1, 2, 7, 4, 5, 6, 0, 3]</text:p>
      <text:p text:style-name="P1">n=6</text:p>
      <text:p text:style-name="P1">print(find_pairs_of_numbers(num_list,n))</text:p>
      <text:p text:style-name="P1"/>
      <text:p text:style-name="P1"/>
      <text:p text:style-name="P1"/>
      <text:p text:style-name="P1">36....from itertools import permutations </text:p>
      <text:p text:style-name="P1">def create_largest_number(number_list):</text:p>
      <text:p text:style-name="P1"><text:s text:c="4"/>s=[str(i) for i in number_list]</text:p>
      <text:p text:style-name="P1"><text:s text:c="4"/>s.sort(reverse=True)</text:p>
      <text:p text:style-name="P1"><text:s text:c="4"/>max_list=int(''.join(s))</text:p>
      <text:p text:style-name="P1"><text:s text:c="4"/>#.sort(reverse=True)</text:p>
      <text:p text:style-name="P1"><text:s text:c="4"/></text:p>
      <text:p text:style-name="P1"><text:s text:c="4"/></text:p>
      <text:p text:style-name="P1"><text:s text:c="4"/>return max_list</text:p>
      <text:p text:style-name="P1"><text:s text:c="4"/></text:p>
      <text:p text:style-name="P1">number_list=[23,45,67]</text:p>
      <text:p text:style-name="P1">largest_number=create_largest_number(number_list)</text:p>
      <text:p text:style-name="P1">print(largest_number)</text:p>
      <text:p text:style-name="P1"/>
      <text:p text:style-name="P1"/>
      <text:p text:style-name="P1">37....child_id=(10,20,30,40,50)</text:p>
      <text:p text:style-name="P1">chocolates_received=[12,5,3,4,6]</text:p>
      <text:p text:style-name="P1"/>
      <text:p text:style-name="P1">def calculate_total_chocolates():</text:p>
      <text:p text:style-name="P1"><text:s text:c="4"/></text:p>
      <text:p text:style-name="P1"><text:s text:c="4"/>#Remove pass and write your logic here to find and return the total number of chocolates</text:p>
      <text:p text:style-name="P1"><text:s text:c="4"/>return sum(chocolates_received)</text:p>
      <text:p text:style-name="P1"/>
      <text:p text:style-name="P1">def reward_child(child_id_rewarded,extra_chocolates):</text:p>
      <text:p text:style-name="P1"><text:s text:c="4"/></text:p>
      <text:p text:style-name="P1"><text:s text:c="4"/>#Remove pass and write your logic here</text:p>
      <text:p text:style-name="P1"><text:s text:c="4"/>if child_id_rewarded not in child_id:</text:p>
      <text:p text:style-name="P1"><text:s text:c="8"/>print("Child id is invalid")</text:p>
      <text:p text:style-name="P1"><text:s text:c="8"/>return</text:p>
      <text:p text:style-name="P1"><text:s text:c="4"/>if extra_chocolates&lt;1:</text:p>
      <text:p text:style-name="P1"><text:s text:c="8"/>print("Extra chocolates is less than 1")</text:p>
      <text:p text:style-name="P1"><text:s text:c="8"/>return</text:p>
      <text:p text:style-name="P1"><text:s text:c="4"/>else:</text:p>
      <text:p text:style-name="P1"><text:s text:c="8"/>x=child_id.index(child_id_rewarded)</text:p>
      <text:p text:style-name="P1"><text:s text:c="8"/>chocolates_received[x]+=extra_chocolates</text:p>
      <text:p text:style-name="P1"><text:s text:c="8"/>print(chocolates_received)</text:p>
      <text:p text:style-name="P1"><text:s text:c="4"/># Use the below given print statements to display the output</text:p>
      <text:p text:style-name="P1"><text:s text:c="4"/># Also, do not modify them for verification to work</text:p>
      <text:p text:style-name="P1"/>
      <text:p text:style-name="P1"><text:s text:c="4"/>#print("Extra chocolates is less than 1")</text:p>
      <text:p text:style-name="P1"><text:s text:c="4"/>#print("Child id is invalid")</text:p>
      <text:p text:style-name="P1"><text:s text:c="4"/>#print(chocolates_received)</text:p>
      <text:p text:style-name="P1"/>
      <text:p text:style-name="P1"><text:soft-page-break/></text:p>
      <text:p text:style-name="P1">print(calculate_total_chocolates())</text:p>
      <text:p text:style-name="P1">#Test your code by passing different values for child_id_rewarded,extra_chocolates</text:p>
      <text:p text:style-name="P1">reward_child(20,2)</text:p>
      <text:p text:style-name="P1"/>
      <text:p text:style-name="P1"/>
      <text:p text:style-name="P1"/>
      <text:p text:style-name="P1"/>
      <text:p text:style-name="P1">38...def check_double(number):</text:p>
      <text:p text:style-name="P1"><text:s text:c="4"/>#Remove pass and write your logic here</text:p>
      <text:p text:style-name="P1"><text:s text:c="4"/>d=2*number</text:p>
      <text:p text:style-name="P1"><text:s text:c="4"/>for i in str(d):</text:p>
      <text:p text:style-name="P1"><text:s text:c="8"/>if i not in str(number):</text:p>
      <text:p text:style-name="P1"><text:s text:c="12"/>return False</text:p>
      <text:p text:style-name="P1"><text:s text:c="4"/>return True</text:p>
      <text:p text:style-name="P1"><text:s text:c="4"/></text:p>
      <text:p text:style-name="P1"/>
      <text:p text:style-name="P1">#Provide different values for number and test your program</text:p>
      <text:p text:style-name="P1">print(check_double(125874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07:04.100531890</meta:creation-date>
    <dc:date>2019-05-24T14:13:30.978596672</dc:date>
    <meta:editing-duration>PT6M27S</meta:editing-duration>
    <meta:editing-cycles>1</meta:editing-cycles>
    <meta:document-statistic meta:table-count="0" meta:image-count="0" meta:object-count="0" meta:page-count="3" meta:paragraph-count="97" meta:word-count="304" meta:character-count="3025" meta:non-whitespace-character-count="2455"/>
    <meta:generator>LibreOffice/6.0.7.3$Linux_X86_64 LibreOffice_project/00m0$Build-3</meta:generator>
  </office:meta>
</office:document-meta>
</file>